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ss Guitar Lab Hours (6<text:span text:style-name="T1">th</text:span>)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2H00M00S" calcext:value-type="time">
            <text:p>12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2" calcext:value-type="date">
            <text:p>03/12/25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office:value-type="string" calcext:value-type="string">
            <text:p>CAD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CB Design</text:p>
          </table:table-cell>
        </table:table-row>
        <table:table-row table:style-name="ro1">
          <table:table-cell/>
          <table:table-cell office:value-type="time" office:time-value="PT13H15M00S" calcext:value-type="time">
            <text:p>01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CAD Design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10M00S" calcext:value-type="time">
            <text:p>03:1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1M00S" calcext:value-type="time">
            <text:p>02:51:00 PM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time" office:time-value="PT18H00M00S" calcext:value-type="time">
            <text:p>06:00:00 PM</text:p>
          </table:table-cell>
          <table:table-cell office:value-type="time" office:time-value="PT19H20M00S" calcext:value-type="time">
            <text:p>07:20:00 PM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5-03-18" calcext:value-type="date">
            <text:p>03/18/25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0M00S" calcext:value-type="time">
            <text:p>11:50:00 A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20:21:26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4T17:29:29.879000000</meta:creation-date>
    <dc:date>2025-03-18T20:49:22.777000000</dc:date>
    <meta:editing-duration>PT1H56M27S</meta:editing-duration>
    <meta:editing-cycles>6</meta:editing-cycles>
    <meta:generator>LibreOffice/24.8.0.3$Windows_X86_64 LibreOffice_project/0bdf1299c94fe897b119f97f3c613e9dca6be583</meta:generator>
    <meta:document-statistic meta:table-count="1" meta:cell-count="44" meta:object-count="0"/>
  </office:meta>
</office:document-meta>
</file>